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solid" draw:fill-color="#adc5e7" draw:textarea-horizontal-align="left" draw:textarea-vertical-align="top" draw:auto-grow-height="false" fo:min-height="2.621cm" fo:min-width="7.968cm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65cm"/>
    </style:style>
    <style:style style:name="gr3" style:family="graphic" style:parent-style-name="standard">
      <style:graphic-properties svg:stroke-width="0.102cm" svg:stroke-color="#000000" draw:marker-start-width="0.509cm" draw:marker-end-width="0.509cm" draw:fill="solid" draw:fill-color="#adc5e7" draw:textarea-horizontal-align="left" draw:textarea-vertical-align="top" draw:auto-grow-height="false" fo:min-height="2.521cm" fo:min-width="7.978cm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5" style:family="graphic" style:parent-style-name="standard">
      <style:graphic-properties svg:stroke-width="0.102cm" svg:stroke-color="#000000" draw:marker-start-width="0.509cm" draw:marker-end-width="0.509cm" draw:fill="solid" draw:fill-color="#f9a870" draw:textarea-horizontal-align="left" draw:textarea-vertical-align="top" draw:auto-grow-height="false" fo:min-height="1.371cm" fo:min-width="1.625cm" fo:padding-top="0.176cm" fo:padding-bottom="0.176cm" fo:padding-left="0.301cm" fo:padding-right="0.301cm"/>
    </style:style>
    <style:style style:name="gr6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3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adc5e7"/>
      <style:paragraph-properties fo:text-align="center"/>
    </style:style>
    <style:style style:name="P3" style:family="paragraph">
      <loext:graphic-properties draw:fill="none" draw:fill-color="#ffffff"/>
      <style:text-properties fo:color="#ef413d" fo:font-weight="bold" style:font-weight-asian="bold" style:font-weight-complex="bold"/>
    </style:style>
    <style:style style:name="P4" style:family="paragraph">
      <loext:graphic-properties draw:fill="solid" draw:fill-color="#f9a870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color="#ef413d"/>
    </style:style>
    <style:style style:name="P6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T1" style:family="text">
      <style:text-properties fo:color="#ef413d" fo:font-weight="bold" style:font-weight-asian="bold" style:font-weight-complex="bold"/>
    </style:style>
    <style:style style:name="T2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89cm" svg:height="3.293cm" draw:transform="skewX (-0.00174532925199433) rotate (-0.00191986217719389) translate (3.413cm 8.112cm)">
          <text:p text:style-name="P1">Ho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xml:id="id3" draw:id="id3" draw:layer="layout" svg:width="7.665cm" svg:height="0.962cm" svg:x="4.048cm" svg:y="9.309cm">
          <draw:text-box>
            <text:p><text:span text:style-name="T1">http://localhost/XYZ999</text:span></text:p>
          </draw:text-box>
        </draw:frame>
        <draw:custom-shape draw:style-name="gr3" draw:text-style-name="P2" draw:layer="layout" svg:width="8.89cm" svg:height="3.183cm" draw:transform="skewX (-0.00191986217719376) rotate (-0.00191986217719389) translate (15.478cm 8.222cm)"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xml:id="id2" draw:id="id2" draw:layer="layout" svg:width="8.001cm" svg:height="1.016cm" svg:x="16.113cm" svg:y="9.382cm">
          <draw:text-box>
            <text:p><text:span text:style-name="T1">http://localhost/XYZ999</text:span></text:p>
          </draw:text-box>
        </draw:frame>
        <draw:custom-shape draw:style-name="gr5" draw:text-style-name="P4" xml:id="id1" draw:id="id1" draw:layer="layout" svg:width="2.413cm" svg:height="1.909cm" draw:transform="skewX (-0.0020943951023932) rotate (-0.00191986217719389) translate (12.811cm 13.437cm)">
          <text:p text:style-name="P1">TOT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curve" svg:x1="14.017cm" svg:y1="13.437cm" svg:x2="20.113cm" svg:y2="10.398cm" draw:start-shape="id1" draw:start-glue-point="0" draw:end-shape="id2" svg:d="M14017 13437c0-2317 6096-798 6096-3039" svg:viewBox="0 0 6097 3040">
          <text:p/>
        </draw:connector>
        <draw:connector draw:style-name="gr6" draw:text-style-name="P5" draw:layer="layout" draw:type="curve" svg:x1="14.017cm" svg:y1="13.437cm" svg:x2="7.88cm" svg:y2="10.271cm" draw:start-shape="id1" draw:start-glue-point="0" draw:end-shape="id3" svg:d="M14017 13437c0-2413-6137-831-6137-3166" svg:viewBox="0 0 6138 3167">
          <text:p/>
        </draw:connector>
        <draw:frame draw:style-name="gr7" draw:text-style-name="P6" draw:layer="layout" svg:width="7.834cm" svg:height="0.962cm" svg:x="10.271cm" svg:y="16.113cm">
          <draw:text-box>
            <text:p><text:span text:style-name="T2">Generates matching ke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08T16:57:10.514626692</meta:creation-date>
    <dc:date>2022-03-08T17:17:07.261284126</dc:date>
    <meta:editing-duration>PT18M14S</meta:editing-duration>
    <meta:editing-cycles>5</meta:editing-cycles>
    <meta:generator>LibreOffice/6.0.7.3$Linux_X86_64 LibreOffice_project/00m0$Build-3</meta:generator>
    <meta:document-statistic meta:object-count="8"/>
  </office:meta>
</office:document-meta>
</file>